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style:font-name="Liberation Serif" style:font-name-complex="Liberation Serif1"/>
    </style:style>
    <style:style style:name="T2" style:family="text">
      <style:text-properties style:font-name="Liberation Serif" fo:font-style="italic" style:font-style-asian="italic" style:font-name-complex="Liberation Serif1" style:font-style-complex="italic"/>
    </style:style>
    <style:style style:name="T3" style:family="text">
      <style:text-properties style:font-name="Liberation Serif" fo:font-style="normal" style:font-style-asian="normal" style:font-name-complex="Liberation Serif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Leora had fallen asleep at the dinner table after her meeting with the Althea, and Lucius finally discovered her after returning home, sighing as he roused her. "Leora, did you sleep well?"</text:span></text:p>
      <text:p text:style-name="P1"><text:span text:style-name="T1"><text:tab/>"Huh? Y-yes, sorry Lux. Did you get the package?"</text:span></text:p>
      <text:p text:style-name="P1"><text:span text:style-name="T1"><text:tab/>"Yes, but I have some...</text:span><text:span text:style-name="T2">unfortunate</text:span><text:span text:style-name="T1"> news that you may wish to wake up before you hear..."</text:span></text:p>
      <text:p text:style-name="P1"><text:span text:style-name="T1"><text:tab/>"Alright? How was the trip? Where's dad?"</text:span></text:p>
      <text:p text:style-name="P1"><text:span text:style-name="T1"><text:tab/>"All in time...all in time...I bloodied myself in a duel with an owl on the way back at least, so that was satisfying enough..."</text:span></text:p>
      <text:p text:style-name="P1"><text:span text:style-name="T1"><text:tab/>"Oh?"</text:span></text:p>
      <text:p text:style-name="P1"><text:span text:style-name="T1"><text:tab/>"Called himself Dijkstra. Lost his wing. Then his arm. And then his life."</text:span></text:p>
      <text:p text:style-name="P1"><text:span text:style-name="T1"><text:tab/>"You killed him?"</text:span></text:p>
      <text:p text:style-name="P1"><text:span text:style-name="T1"><text:tab/>"Of course, dear. He was too dangerous to be kept alive."</text:span></text:p>
      <text:p text:style-name="P1"><text:span text:style-name="T1"><text:tab/>"You clipped his wings, severed his arm, and </text:span><text:span text:style-name="T2">he</text:span><text:span text:style-name="T1"> was too dangerous?"</text:span></text:p>
      <text:p text:style-name="P1"><text:span text:style-name="T1"><text:tab/>"I did what I had to; he sought me out."</text:span></text:p>
      <text:p text:style-name="P1"><text:span text:style-name="T1"><text:tab/>"Is death just a regular necessity, then? Is that the fate </text:span><text:span text:style-name="T2">all</text:span><text:span text:style-name="T1"> your captives suffer?"</text:span></text:p>
      <text:p text:style-name="P1"><text:span text:style-name="T1"><text:tab/>"Did Gwendolyn tell you?”</text:span></text:p>
      <text:p text:style-name="P1"><text:span text:style-name="T1"><text:tab/>“She </text:span><text:span text:style-name="T2">showed</text:span><text:span text:style-name="T1"> me,” asserted the girl, stepping back with a tinge of fear that Lux noticed immediately.</text:span></text:p>
      <text:p text:style-name="P1"><text:span text:style-name="T1"><text:tab/>“Come now, dear, you needn’t be afraid of me. Such...</text:span><text:span text:style-name="T2">measure</text:span><text:span text:style-name="T1"> is for the treacherous wretches who threaten my and everyone here’s livelihood – not a beautiful creature of the night such as yourself.”</text:span></text:p>
      <text:p text:style-name="P1"><text:span text:style-name="T1"><text:tab/>“And if I turned against you? Acted against your interest?”</text:span></text:p>
      <text:p text:style-name="P1"><text:span text:style-name="T1"><text:tab/>“That won’t happen.”</text:span></text:p>
      <text:p text:style-name="P1"><text:span text:style-name="T1"><text:tab/>“If it does?”</text:span></text:p>
      <text:p text:style-name="P1"><text:span text:style-name="T1"><text:tab/>“You won’t do me the injustices the condemned you gazed upon have done me.”</text:span></text:p>
      <text:p text:style-name="P1"><text:span text:style-name="T1"><text:tab/>“What of my father? You’ve already proven conflicting with him.”</text:span></text:p>
      <text:p text:style-name="P1"><text:span text:style-name="T1"><text:tab/>“Leora, I’m sorry...”</text:span></text:p>
      <text:p text:style-name="P1"><text:span text:style-name="T1"><text:tab/>“Sorry for </text:span><text:span text:style-name="T2">what?</text:span><text:span text:style-name="T1">”</text:span></text:p>
      <text:p text:style-name="P1"><text:span text:style-name="T1"><text:tab/>“Your father and I got into a fight at Vega with-”</text:span></text:p>
      <text:p text:style-name="P1"><text:span text:style-name="T1"><text:tab/>“Murderer!” she cried, cutting him off and running upstairs, where Lucius quickly ran after her into Aneurin’s chambers, where the bat drew her father’s old cavalry saber from its hanging on the wall. Lucius tensely drew his fang-saber once more, focusing back on the limited training with it he had, trying to put up a block. Leora, trained but inexperienced, stuck her blade forward in an offensively oriented guard, stepping forward to thrust at the cat who jumped back, putting him in a narrow hallway, his back towards the end leading to the flight of stairs he’d just climbed. She shrieked at him, taking another lunge which put them both in the corridor, him being unwilling to strike back. Yet as she flourished her formidable vigor, nicking him more then a couple times, he realized the only way forward was a show of force. Switching his blade to his off-paw, he started analyzing the bat’s movements, looking for a discernible pattern he could exploit, only to realize he’d reached the stairs. A back-flip later had him at their base, while Leora ran down the steps towards him. In one swift motion, he grabbed her blade by the hilt once she reached him and while it was still stagnant, squeezing it and her paw into his grasp, locking them in place until he suddenly yanked it back, throwing her to the floor and knocking the blade aside which slid gracefully out of reach on the hardwood floor. Leora attempted to flip around and escape only for a foot-paw to clamp down against her chest.</text:span></text:p>
      <text:p text:style-name="P1"><text:span text:style-name="T1"><text:tab/>She was silent, fearing imminent death, only for Lucius to cast his own blade aside, though still atop her. “Your father is dead, girl – killed by a vengeful canine during our stay at Vega. I'd have never laid a paw on you or your father unless my move was forced; let me espouse my damned words…”</text:span></text:p>
      <text:p text:style-name="P1"><text:soft-page-break/><text:span text:style-name="T1"><text:tab/>Leora, welling in the eyes, finally began to sob softly, breaking Lux's stern reprimand as he realized the conflict was diffused. He let his paw up off her and laid down beside her instead, lightly holding her shoulder as she wept. Eventually, she simply fell back asleep, and Lucius gripped her tight and his arms.</text:span></text:p>
      <text:p text:style-name="P1"><text:span text:style-name="T1"><text:tab/>Later, when Leora awoke, she grabbed onto Lucius who smiled consolingly at her with condolences. "Peace, peace, love. It's alright now."</text:span></text:p>
      <text:p text:style-name="P1"><text:span text:style-name="T1"><text:tab/>"I'm sorry."</text:span></text:p>
      <text:p text:style-name="P1"><text:span text:style-name="T1"><text:tab/>"You're forgiven."</text:span></text:p>
      <text:p text:style-name="P1"><text:span text:style-name="T1"><text:tab/>"I'm just at a loss - still in shock I guess, now. Where do I go without him?"</text:span></text:p>
      <text:p text:style-name="P1"><text:span text:style-name="T1"><text:tab/>"That's your decision, child, but wherever it is, I will help."</text:span></text:p>
      <text:p text:style-name="P1"><text:span text:style-name="T1"><text:tab/>"My aunt may be willing to take care of me now - if I can obscure myself with her."</text:span></text:p>
      <text:p text:style-name="P1"><text:span text:style-name="T1"><text:tab/>"Shall I message her?"</text:span></text:p>
      <text:p text:style-name="P1"><text:span text:style-name="T1"><text:tab/>"Yes, thank you, and please: forgive Gwen."</text:span></text:p>
      <text:p text:style-name="P1"><text:span text:style-name="T1"><text:tab/>Lucius fell silent, remembering the betrayal of secrets. He sighed, pleading with himself not to make turning such a blind eye into a habit. "For you? I will pardon her."</text:span></text:p>
      <text:p text:style-name="P1"><text:span text:style-name="T1"><text:tab/>"Then all that's left for me now is to mourn. I'll probably be back and forth between my room and my father's, if you need me," she assured, breaking the embrace and standing, brushing herself off and heading back upstairs.</text:span></text:p>
      <text:p text:style-name="P1"><text:span text:style-name="T1"><text:tab/>"...milord?" squawked a feeble voice from behind the cat.</text:span></text:p>
      <text:p text:style-name="P1"><text:span text:style-name="T1"><text:tab/>"Gwendolyn, why did you show her? She's a child - ill-prepared for such gruesome necessities."</text:span></text:p>
      <text:p text:style-name="P1"><text:span text:style-name="T1"><text:tab/>"I was ill-prepared myself."</text:span></text:p>
      <text:p text:style-name="P1"><text:span text:style-name="T1"><text:tab/>"So you were. I apologize for my shortsighted assignment; I shouldn't have ever put my gentle matriarch to the crude undertaking."</text:span></text:p>
      <text:p text:style-name="P1"><text:span text:style-name="T1"><text:tab/>Gwendolyn blushed, nodding in acknowledgment, “Thank you, milord,” as Lucius picked up his sword and sheathed it, walking silently to his office where he soon began his writings.</text:span></text:p>
      <text:p text:style-name="P1"><text:span text:style-name="T1"><text:tab/></text:span><text:span text:style-name="T2">Dear Twinleaf Vas,</text:span></text:p>
      <text:p text:style-name="P1"><text:span text:style-name="T2"><text:tab/>Greetings, ma’am. I know this letter will undoubtedly raise a good deal of questions, which I’ll be happy to answer, but for now I’ll not waste your time with pretense. Your niece has been under my care for but a couple days, yet I find myself having to already make drastic decisions in her best interest. I am sorry to inform you that her father was killed when he and I went to retrieve your package, and it is with my utmost condolences that I address this fact. That being said, I feel as though you would be the next <text:s/>most appropriate caretaker, and so I write to ask if you could take her in. I will respect your wishes regarding the matter irregardless, and know that for now, she is safe in my domain.</text:span></text:p>
      <text:p text:style-name="P1"><text:span text:style-name="T2"><text:tab/>Sincerely, Mr. Lucius</text:span><text:span text:style-name="T3">.</text:span></text:p>
      <text:p text:style-name="P1"><text:span text:style-name="T3"><text:tab/>Far away into the Republic, Twinleaf was seated at her desk for work when she received the message. At first, all she could muster was shock, before she nearly soaked her desk in tears, confining herself to her small bedroom for a long whil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name-asian="Droid Sans Devanagari" style:font-family-asian="'Droid Sans Devanagari'" style:font-family-generic-asian="system" style:font-pitch-asian="variable"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language-asian="ar" style:country-asian="SA"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3-04T10:19:00</meta:creation-date>
    <dc:date>2020-03-09T05:54:00</dc:date>
    <meta:document-statistic meta:table-count="0" meta:image-count="0" meta:object-count="0" meta:page-count="2" meta:paragraph-count="45" meta:word-count="1053" meta:character-count="5969" meta:non-whitespace-character-count="4913"/>
    <meta:generator>LibreOffice/6.3.5.2$Linux_X86_64 LibreOffice_project/30$Build-2</meta:generator>
    <meta:user-defined meta:name="Operator">Microsoft Office User</meta:user-defined>
  </office:meta>
</office:document-meta>
</file>